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.1cm"/>
    </style:style>
    <style:style style:name="gr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05cm" fo:min-width="2.6cm"/>
    </style:style>
    <style:style style:name="gr5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1.05cm" fo:min-width="3.6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4.1cm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3.5cm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2.6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13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15cm" fo:min-width="3.9cm"/>
    </style:style>
    <style:style style:name="gr1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25cm" fo:min-width="4.7cm"/>
    </style:style>
    <style:style style:name="gr15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35cm" fo:min-width="3.3cm"/>
    </style:style>
    <style:style style:name="gr16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25cm" fo:min-width="2.2cm"/>
    </style:style>
    <style:style style:name="gr17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1.45cm" fo:min-width="4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7" draw:id="id7" draw:layer="layout" svg:width="4.3cm" svg:height="1.3cm" svg:x="12.8cm" svg:y="6.5cm">
          <text:p text:style-name="P1">Unrelenting charge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3.7cm" svg:height="1.6cm" svg:x="13.8cm" svg:y="21.6cm">
          <text:p text:style-name="P1">Ride the beast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6cm" svg:height="1.6cm" svg:x="2.3cm" svg:y="3.2cm">
          <text:p text:style-name="P1">Shat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1cm" svg:height="1.3cm" svg:x="14.6cm" svg:y="4cm">
          <text:p text:style-name="P1">Titanic strikes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4.1cm" svg:height="1.3cm" svg:x="6.4cm" svg:y="15.4cm">
          <text:p text:style-name="P1">Training and sparring</text:p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layout" svg:width="4.2cm" svg:height="1.8cm" svg:x="13cm" svg:y="18.3cm">
          <text:p text:style-name="P1">Run along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3" draw:id="id3" draw:layer="layout" svg:width="3.2cm" svg:height="1.6cm" svg:x="6.1cm" svg:y="4.1cm">
          <text:p text:style-name="P1">Titanic blow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4.4cm" svg:height="1cm" svg:x="6cm" svg:y="7.5cm">
          <text:p text:style-name="P1">Toss away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4.6cm" svg:height="1.3cm" svg:x="13cm" svg:y="9.1cm">
          <text:p text:style-name="P1">Use the enemy’s force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4cm" svg:height="1.3cm" svg:x="6.3cm" svg:y="21.3cm">
          <text:p text:style-name="P1">Jump to heave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20" draw:id="id20" draw:layer="layout" svg:width="3.1cm" svg:height="1.5cm" svg:x="14.3cm" svg:y="26.6cm">
          <text:p text:style-name="P1">No more here</text:p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3.5cm" svg:height="1.5cm" svg:x="6cm" svg:y="1.5cm">
          <text:p text:style-name="P1">Break the land</text:p>
          <draw:enhanced-geometry svg:viewBox="0 0 21600 21600" draw:type="rectangle" draw:enhanced-path="M 0 0 L 21600 0 21600 21600 0 21600 0 0 Z N"/>
        </draw:custom-shape>
        <draw:custom-shape draw:style-name="gr13" draw:text-style-name="P2" xml:id="id18" draw:id="id18" draw:layer="layout" svg:width="4.4cm" svg:height="1.4cm" svg:x="7.4cm" svg:y="26.8cm">
          <text:p text:style-name="P1">Defensive mobility</text:p>
          <draw:enhanced-geometry svg:viewBox="0 0 21600 21600" draw:type="rectangle" draw:enhanced-path="M 0 0 L 21600 0 21600 21600 0 21600 0 0 Z N"/>
        </draw:custom-shape>
        <draw:custom-shape draw:style-name="gr14" draw:text-style-name="P2" xml:id="id4" draw:id="id4" draw:layer="layout" svg:width="5.2cm" svg:height="1.5cm" svg:x="13.2cm" svg:y="1.5cm">
          <text:p text:style-name="P1">Terrain breaker</text:p>
          <draw:enhanced-geometry svg:viewBox="0 0 21600 21600" draw:type="rectangle" draw:enhanced-path="M 0 0 L 21600 0 21600 21600 0 21600 0 0 Z N"/>
        </draw:custom-shape>
        <draw:custom-shape draw:style-name="gr15" draw:text-style-name="P2" xml:id="id9" draw:id="id9" draw:layer="layout" svg:width="3.8cm" svg:height="1.6cm" svg:x="1.3cm" svg:y="12.5cm">
          <text:p text:style-name="P1">Gain the upper hand</text:p>
          <draw:enhanced-geometry svg:viewBox="0 0 21600 21600" draw:type="rectangle" draw:enhanced-path="M 0 0 L 21600 0 21600 21600 0 21600 0 0 Z N"/>
        </draw:custom-shape>
        <draw:custom-shape draw:style-name="gr16" draw:text-style-name="P2" xml:id="id17" draw:id="id17" draw:layer="layout" svg:width="2.7cm" svg:height="1.5cm" svg:x="8.1cm" svg:y="24.2cm">
          <text:p text:style-name="P1">Sw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13" draw:id="id13" draw:layer="layout" svg:width="4.5cm" svg:height="1.7cm" svg:x="12.2cm" svg:y="14.6cm">
          <text:p text:style-name="P1">Meditative focus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7cm" svg:height="1.6cm" svg:x="7.5cm" svg:y="12cm">
          <text:p text:style-name="P1">Deflect attacks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7cm" svg:height="1.6cm" svg:x="13.8cm" svg:y="12.1cm">
          <text:p text:style-name="P1">Dropkick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.7cm" svg:height="1.6cm" svg:x="1.6cm" svg:y="24.4cm">
          <text:p text:style-name="P1">Hit an run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4.9cm" svg:y1="4cm" svg:x2="6cm" svg:y2="2.25cm" draw:start-shape="id1" draw:start-glue-point="1" draw:end-shape="id2" draw:end-glue-point="3" svg:d="M4900 4000l1100-1750" svg:viewBox="0 0 1101 1751">
          <text:p/>
        </draw:connector>
        <draw:connector draw:style-name="gr18" draw:text-style-name="P4" draw:layer="layout" draw:type="line" svg:x1="4.9cm" svg:y1="4cm" svg:x2="6.1cm" svg:y2="4.9cm" draw:start-shape="id1" draw:start-glue-point="1" draw:end-shape="id3" draw:end-glue-point="3" svg:d="M4900 4000l1200 900" svg:viewBox="0 0 1201 901">
          <text:p/>
        </draw:connector>
        <draw:connector draw:style-name="gr18" draw:text-style-name="P4" draw:layer="layout" draw:type="curve" svg:x1="9.5cm" svg:y1="2.25cm" svg:x2="13.2cm" svg:y2="2.25cm" draw:start-shape="id2" draw:start-glue-point="1" draw:end-shape="id4" draw:end-glue-point="3" svg:d="M9500 2250h3700" svg:viewBox="0 0 3701 1">
          <text:p/>
        </draw:connector>
        <draw:connector draw:style-name="gr18" draw:text-style-name="P4" draw:layer="layout" draw:type="line" svg:x1="9.3cm" svg:y1="4.9cm" svg:x2="14.6cm" svg:y2="4.65cm" draw:start-shape="id3" draw:start-glue-point="1" draw:end-shape="id5" draw:end-glue-point="3" svg:d="M9300 4900l5300-250" svg:viewBox="0 0 5301 251">
          <text:p/>
        </draw:connector>
        <draw:connector draw:style-name="gr18" draw:text-style-name="P4" draw:layer="layout" draw:type="line" svg:x1="4.9cm" svg:y1="4cm" svg:x2="6cm" svg:y2="8cm" draw:start-shape="id1" draw:start-glue-point="1" draw:end-shape="id6" draw:end-glue-point="3" svg:d="M4900 4000l1100 4000" svg:viewBox="0 0 1101 4001">
          <text:p/>
        </draw:connector>
        <draw:connector draw:style-name="gr18" draw:text-style-name="P4" draw:layer="layout" draw:type="line" svg:x1="10.4cm" svg:y1="8cm" svg:x2="12.8cm" svg:y2="7.15cm" draw:start-shape="id6" draw:start-glue-point="1" draw:end-shape="id7" draw:end-glue-point="3" svg:d="M10400 8000l2400-850" svg:viewBox="0 0 2401 851">
          <text:p/>
        </draw:connector>
        <draw:connector draw:style-name="gr18" draw:text-style-name="P4" draw:layer="layout" draw:type="line" svg:x1="10.4cm" svg:y1="8cm" svg:x2="13cm" svg:y2="9.75cm" draw:start-shape="id6" draw:start-glue-point="1" draw:end-shape="id8" draw:end-glue-point="3" svg:d="M10400 8000l2600 1750" svg:viewBox="0 0 2601 1751">
          <text:p/>
        </draw:connector>
        <draw:connector draw:style-name="gr18" draw:text-style-name="P4" draw:layer="layout" draw:type="line" svg:x1="5.1cm" svg:y1="13.3cm" svg:x2="6cm" svg:y2="8cm" draw:start-shape="id9" draw:start-glue-point="1" draw:end-shape="id6" draw:end-glue-point="3" svg:d="M5100 13300l900-5300" svg:viewBox="0 0 901 5301">
          <text:p/>
        </draw:connector>
        <draw:connector draw:style-name="gr18" draw:text-style-name="P4" draw:layer="layout" draw:type="line" svg:x1="5.1cm" svg:y1="13.3cm" svg:x2="7.5cm" svg:y2="12.8cm" draw:start-shape="id9" draw:start-glue-point="1" draw:end-shape="id10" draw:end-glue-point="3" svg:d="M5100 13300l2400-500" svg:viewBox="0 0 2401 501">
          <text:p/>
        </draw:connector>
        <draw:connector draw:style-name="gr18" draw:text-style-name="P4" draw:layer="layout" draw:type="line" svg:x1="11.2cm" svg:y1="12.8cm" svg:x2="13.8cm" svg:y2="12.9cm" draw:start-shape="id10" draw:start-glue-point="1" draw:end-shape="id11" draw:end-glue-point="3" svg:d="M11200 12800l2600 100" svg:viewBox="0 0 2601 101">
          <text:p/>
        </draw:connector>
        <draw:connector draw:style-name="gr18" draw:text-style-name="P4" draw:layer="layout" draw:type="line" svg:x1="5.1cm" svg:y1="13.3cm" svg:x2="6.4cm" svg:y2="16.05cm" draw:start-shape="id9" draw:start-glue-point="1" draw:end-shape="id12" draw:end-glue-point="3" svg:d="M5100 13300l1300 2750" svg:viewBox="0 0 1301 2751">
          <text:p/>
        </draw:connector>
        <draw:connector draw:style-name="gr18" draw:text-style-name="P4" draw:layer="layout" draw:type="line" svg:x1="10.5cm" svg:y1="16.05cm" svg:x2="12.2cm" svg:y2="15.45cm" draw:start-shape="id12" draw:start-glue-point="1" draw:end-shape="id13" draw:end-glue-point="3" svg:d="M10500 16050l1700-600" svg:viewBox="0 0 1701 601">
          <text:p/>
        </draw:connector>
        <draw:connector draw:style-name="gr18" draw:text-style-name="P4" draw:layer="layout" draw:type="line" svg:x1="10.5cm" svg:y1="16.05cm" svg:x2="13cm" svg:y2="19.2cm" draw:start-shape="id12" draw:start-glue-point="1" draw:end-shape="id14" draw:end-glue-point="3" svg:d="M10500 16050l2500 3150" svg:viewBox="0 0 2501 3151">
          <text:p/>
        </draw:connector>
        <draw:connector draw:style-name="gr18" draw:text-style-name="P4" draw:layer="layout" draw:type="line" svg:x1="5.3cm" svg:y1="25.2cm" svg:x2="6.3cm" svg:y2="21.95cm" draw:start-shape="id15" draw:start-glue-point="1" draw:end-shape="id16" draw:end-glue-point="3" svg:d="M5300 25200l1000-3250" svg:viewBox="0 0 1001 3251">
          <text:p/>
        </draw:connector>
        <draw:connector draw:style-name="gr18" draw:text-style-name="P4" draw:layer="layout" draw:type="line" svg:x1="5.3cm" svg:y1="25.2cm" svg:x2="8.1cm" svg:y2="24.95cm" draw:start-shape="id15" draw:start-glue-point="1" draw:end-shape="id17" draw:end-glue-point="3" svg:d="M5300 25200l2800-250" svg:viewBox="0 0 2801 251">
          <text:p/>
        </draw:connector>
        <draw:connector draw:style-name="gr18" draw:text-style-name="P4" draw:layer="layout" draw:type="line" svg:x1="5.3cm" svg:y1="25.2cm" svg:x2="7.4cm" svg:y2="27.5cm" draw:start-shape="id15" draw:start-glue-point="1" draw:end-shape="id18" draw:end-glue-point="3" svg:d="M5300 25200l2100 2300" svg:viewBox="0 0 2101 2301">
          <text:p/>
        </draw:connector>
        <draw:connector draw:style-name="gr18" draw:text-style-name="P4" draw:layer="layout" draw:type="line" svg:x1="10.3cm" svg:y1="21.95cm" svg:x2="13cm" svg:y2="19.2cm" draw:start-shape="id16" draw:start-glue-point="1" draw:end-shape="id14" draw:end-glue-point="3" svg:d="M10300 21950l2700-2750" svg:viewBox="0 0 2701 2751">
          <text:p/>
        </draw:connector>
        <draw:connector draw:style-name="gr18" draw:text-style-name="P4" draw:layer="layout" draw:type="line" svg:x1="10.3cm" svg:y1="21.95cm" svg:x2="13.8cm" svg:y2="22.4cm" draw:start-shape="id16" draw:start-glue-point="1" draw:end-shape="id19" draw:end-glue-point="3" svg:d="M10300 21950l3500 450" svg:viewBox="0 0 3501 451">
          <text:p/>
        </draw:connector>
        <draw:connector draw:style-name="gr18" draw:text-style-name="P4" draw:layer="layout" draw:type="line" svg:x1="11.8cm" svg:y1="27.5cm" svg:x2="14.3cm" svg:y2="27.35cm" draw:start-shape="id18" draw:start-glue-point="1" draw:end-shape="id20" draw:end-glue-point="3" svg:d="M11800 27500l2500-150" svg:viewBox="0 0 2501 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1:18:42.339000000</meta:creation-date>
    <dc:date>2023-03-11T10:55:12.902000000</dc:date>
    <meta:editing-duration>PT18M21S</meta:editing-duration>
    <meta:editing-cycles>4</meta:editing-cycles>
    <meta:generator>LibreOffice/6.2.6.2$Windows_X86_64 LibreOffice_project/684e730861356e74889dfe6dbddd3562aae2e6ad</meta:generator>
    <meta:document-statistic meta:object-count="39"/>
  </office:meta>
</office:document-meta>
</file>